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2" style:family="paragraph" style:parent-style-name="Standard">
      <style:paragraph-properties style:text-autospace="none"/>
      <style:text-properties style:font-name="Times New Roman" fo:font-size="12pt" fo:language="fr" fo:country="FR" fo:font-weight="bold" style:font-name-asian="Courier New" style:font-size-asian="12pt" style:font-weight-asian="bold" style:font-name-complex="Courier New" style:font-size-complex="12pt" style:font-weight-complex="bold"/>
    </style:style>
    <style:style style:name="P3" style:family="paragraph" style:parent-style-name="Standard">
      <style:paragraph-properties style:text-autospace="none"/>
      <style:text-properties style:font-name="Times New Roman" fo:font-size="20pt" fo:language="fr" fo:country="FR" fo:font-weight="bold" style:font-name-asian="Courier New" style:font-size-asian="20pt" style:font-weight-asian="bold" style:font-name-complex="Courier New" style:font-size-complex="20pt" style:font-weight-complex="bold"/>
    </style:style>
    <style:style style:name="T1" style:family="text">
      <style:text-properties fo:font-size="30pt" fo:font-weight="bold" style:font-size-asian="30pt" style:font-weight-asian="bold" style:font-size-complex="30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etite étude de Grid5000</text:p>
      <text:p text:style-name="P1"/>
      <text:p text:style-name="P1">Utilisation de Grid5000, un cluster de 5000 machines virtuelles dans le réseau de recherche INRIA français (inscription sous CR). L’intéret est d’utiliser une puissance de calcul plus importante pour les calculs d’arimaa. Dan doit vérifier la compatibilité de Grid5000 avec les technologies choisies.</text:p>
      <text:p text:style-name="P1">Grid5000 et OpenMP</text:p>
      <text:p text:style-name="P1"/>
      <text:p text:style-name="P1">Extrait d’un rapport de l’INRIA avant la construction de Grid5000</text:p>
      <text:p text:style-name="P1"><text:span text:style-name="T1">&lt;&lt; </text:span>GRID’5000 constituerait la version prenne, à grande échelle, de la plate-forme VTHD évoque plus haut : il s’agit d’une plate-forme matérielle et logicielle, interconnectant à très haut débit une dizaine de grappes de PC de grande taille. Pour fixer un ordre de grandeur, chaque grappe pourrait comprendre 500 unités de calcul, d’où le total de 5000 qui donne le nom de code du projet GRID’5000 initialement propos par Franck Cappello et Michel Cosnard.</text:p>
      <text:p text:style-name="P1">Les centres qui pourraient accueillir les grappes de PC seraient typiquement les laboratoires de recherche en informatique des Réseaux ThématiquesPluridisciplinaires RTP</text:p>
      <text:p text:style-name="P1">Calcul à hautes performances et calcul réparti et RTP Réseaux de communication du STIC-CNRS, liste qui englobe des équipes issues de la plupart des unités de recherche de l’INRIA. La liste des sites pourrait comprendre Besançon, Bordeaux, Grenoble, Lille, Lyon, Nancy, Orsay, Rennes, Rocquencourt, Nice et Toulouse, soit onze villes couvrant le territoire national de façon complète.</text:p>
      <text:p text:style-name="P1">Plusieurs de ces sites disposent déjà de grappes de PC, plus ou moins récentes. Pour ceux-ci, il s’agit de bâtir sur l’existant, et d’apporter des 10 compléments matériels. En particulier, le site de Grenoble dispose déjà de plusieurs centaines de processeurs, qui ont vocation à constituer une partie de la grappe du site. Le site d’Orsay va être dot d’une grosse grappe (entre 500 et 1000 unités de calcul) dans le cadre de l’ACI Masses de Donnes</text:p>
      <text:p text:style-name="P1">(projet Grid Explorer).</text:p>
      <text:p text:style-name="P1">Pour transformer cette collection de grappes en grille expérimentale, il faut souligner l’absolue nécessité d’un réseau très rapide interconnectant les grappes. Renater (avec un réseau privé virtuel) pourrait fournir le haut débit</text:p>
      <text:p text:style-name="P1">nécessaire.<text:span text:style-name="T1">&gt;&gt;</text:span></text:p>
      <text:p text:style-name="P1"/>
      <text:p text:style-name="P2">Diaporama expliquant plus précisément ce qu’est Grid5000 et les récentes améliorations (bientôt disponible sur le Git).</text:p>
      <text:p text:style-name="P1">http://www.telecom-valley.fr/sites/default/files/files/Grid5000%20-%20N_%20Niclausse.pdf</text:p>
      <text:p text:style-name="P1"/>
      <text:p text:style-name="P2">Exemple de publication reliant Grid5000 et OpenMP :</text:p>
      <text:p text:style-name="P1">Grid'5000 publication : Gyrokinetic Semi-Lagrangian Parallel Simulation using a Hybrid OpenMP/MPI Programm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 </meta:initial-creator>
    <meta:creation-date>2014-09-24T22:42:48.84</meta:creation-date>
    <dc:date>2014-09-24T22:51:53.78</dc:date>
    <dc:creator>Dan </dc:creator>
    <meta:editing-duration>PT9M1S</meta:editing-duration>
    <meta:editing-cycles>10</meta:editing-cycles>
    <meta:generator>OpenOffice/4.1.0$Win32 OpenOffice.org_project/410m18$Build-9764</meta:generator>
    <meta:document-statistic meta:table-count="0" meta:image-count="0" meta:object-count="0" meta:page-count="1" meta:paragraph-count="15" meta:word-count="362" meta:character-count="2495"/>
  </office:meta>
</office:document-meta>
</file>